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2b27dc" officeooo:paragraph-rsid="002b27dc" style:font-size-asian="40pt" style:font-weight-asian="bold" style:font-size-complex="40pt" style:font-weight-complex="bold"/>
    </style:style>
    <style:style style:name="T1" style:family="text">
      <style:text-properties officeooo:rsid="002c17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4">Mùa <text:span text:style-name="T1">Chay</text:span> và</text:p>
      <text:p text:style-name="P4"><text:span text:style-name="T1">Phục</text:span> Sin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1-27T15:25:17.106000000</dc:date>
    <meta:editing-duration>PT8H35M34S</meta:editing-duration>
    <meta:editing-cycles>3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" meta:word-count="5" meta:character-count="20" meta:non-whitespace-character-count="17"/>
  </office:meta>
</office:document-meta>
</file>